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e0efd4" draw:textarea-horizontal-align="justify" draw:textarea-vertical-align="top" draw:auto-grow-height="false" fo:min-height="6.556cm" fo:min-width="7.06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0efd4" draw:textarea-horizontal-align="justify" draw:textarea-vertical-align="top" draw:auto-grow-height="false" fo:min-height="23.447cm" fo:min-width="7.32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cd4d1" draw:textarea-horizontal-align="justify" draw:textarea-vertical-align="top" draw:auto-grow-height="false" fo:min-height="14.811cm" fo:min-width="7.32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2.101cm" fo:min-width="6.687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85cm"/>
    </style:style>
    <style:style style:name="gr6" style:family="graphic" style:parent-style-name="standard">
      <style:graphic-properties draw:stroke="none" draw:fill="none" fo:min-height="0.513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3.017cm" fo:min-width="6.687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opacity="0%" draw:textarea-horizontal-align="left" draw:auto-grow-height="true" draw:auto-grow-width="false" fo:min-height="0.513cm" fo:min-width="5.285cm"/>
    </style:style>
    <style:style style:name="gr9" style:family="graphic" style:parent-style-name="standard">
      <style:graphic-properties draw:stroke="none" draw:fill="none" draw:opacity="0%" fo:min-height="0.513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3.011cm" fo:min-width="6.687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opacity="0%" draw:textarea-horizontal-align="left" draw:auto-grow-height="true" draw:auto-grow-width="false" fo:min-height="0.513cm" fo:min-width="6.123cm"/>
    </style:style>
    <style:style style:name="gr12" style:family="graphic" style:parent-style-name="standard">
      <style:graphic-properties draw:stroke="none" draw:fill="none" draw:opacity="0%" fo:min-height="1.025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3.254cm" fo:min-width="6.687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opacity="0%" draw:textarea-horizontal-align="left" draw:auto-grow-height="true" draw:auto-grow-width="true" fo:min-height="0.513cm" fo:min-width="3.761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3.635cm" fo:min-width="6.687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3.907cm" fo:min-width="6.687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4.16cm" fo:min-width="6.687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2.299cm" fo:min-width="6.687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6.123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2.365cm" fo:min-width="6.687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93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1.669cm" fo:min-width="6.687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2.392cm" fo:min-width="6.687cm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2140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ef413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98500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a3238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81cm" svg:stroke-color="#ef413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33" style:family="graphic" style:parent-style-name="objectwithoutfill">
      <style:graphic-properties svg:stroke-width="0.081cm" svg:stroke-color="#21409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5" style:family="graphic" style:parent-style-name="objectwithoutfill">
      <style:graphic-properties svg:stroke-width="0.081cm" svg:stroke-color="#00a65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8cm"/>
    </style:style>
    <style:style style:name="gr37" style:family="graphic" style:parent-style-name="objectwithoutfill">
      <style:graphic-properties svg:stroke-width="0.081cm" svg:stroke-color="#98500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39" style:family="graphic" style:parent-style-name="objectwithoutfill">
      <style:graphic-properties svg:stroke-width="0.081cm" svg:stroke-color="#a3238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41" style:family="graphic" style:parent-style-name="objectwithoutfill">
      <style:graphic-properties draw:stroke="solid" svg:stroke-width="0.053cm" svg:stroke-color="#a3238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407927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5" style:family="graphic" style:parent-style-name="objectwithoutfill">
      <style:graphic-properties svg:stroke-width="0.081cm" svg:stroke-color="#407927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47" style:family="graphic" style:parent-style-name="objectwithoutfill">
      <style:graphic-properties svg:stroke-width="0.053cm" svg:stroke-color="#407927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4.472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top" draw:auto-grow-height="false" fo:min-height="2.351cm" fo:min-width="6.687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4.472cm"/>
    </style:style>
    <style:style style:name="gr51" style:family="graphic" style:parent-style-name="standard">
      <style:graphic-properties svg:stroke-width="0.053cm" svg:stroke-color="#000000" draw:marker-start-width="0.279cm" draw:marker-end-width="0.279cm" draw:fill-color="#e0efd4" draw:textarea-horizontal-align="justify" draw:textarea-vertical-align="top" draw:auto-grow-height="false" fo:min-height="0.841cm" fo:min-width="9.862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-color="#fcd4d1" draw:textarea-horizontal-align="justify" draw:textarea-vertical-align="top" draw:auto-grow-height="false" fo:min-height="0.968cm" fo:min-width="9.862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e0efd4" draw:textarea-horizontal-align="justify" draw:textarea-vertical-align="top" draw:auto-grow-height="false" fo:min-height="4.016cm" fo:min-width="7.322cm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draw:opacity="0%" draw:textarea-horizontal-align="left" draw:auto-grow-height="true" draw:auto-grow-width="false" fo:min-height="0.639cm" fo:min-width="6.123cm"/>
    </style:style>
    <style:style style:name="gr55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opacity="0%" draw:textarea-horizontal-align="left" draw:auto-grow-height="true" draw:auto-grow-width="false" fo:min-height="0.658cm" fo:min-width="6.123cm"/>
    </style:style>
    <style:style style:name="gr57" style:family="graphic" style:parent-style-name="standard">
      <style:graphic-properties svg:stroke-width="0.053cm" svg:stroke-color="#a3238e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e0efd4" draw:textarea-horizontal-align="justify" draw:textarea-vertical-align="top" draw:auto-grow-height="false" fo:min-height="1.879cm" fo:min-width="8.465cm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opacity="0%" draw:textarea-horizontal-align="left" draw:auto-grow-height="true" draw:auto-grow-width="false" fo:min-height="0.64cm" fo:min-width="6.123cm"/>
    </style:style>
    <style:style style:name="gr60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1" style:family="graphic" style:parent-style-name="objectwithoutfill">
      <style:graphic-properties svg:stroke-width="0.053cm" svg:stroke-color="#00b6b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2" style:family="graphic" style:parent-style-name="objectwithoutfill">
      <style:graphic-properties svg:stroke-width="0.081cm" svg:stroke-color="#00b6b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start"/>
    </style:style>
    <style:style style:name="P2" style:family="paragraph">
      <loext:graphic-properties draw:fill-color="#e0efd4"/>
      <style:paragraph-properties fo:text-align="start"/>
    </style:style>
    <style:style style:name="P3" style:family="paragraph">
      <loext:graphic-properties draw:fill-color="#fcd4d1"/>
      <style:paragraph-properties fo:text-align="start"/>
    </style:style>
    <style:style style:name="P4" style:family="paragraph">
      <loext:graphic-properties draw:fill-color="#ffffff" draw:opacity="0%"/>
      <style:paragraph-properties fo:text-align="star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3pt" style:font-size-asian="13pt" style:font-size-complex="13pt"/>
    </style:style>
    <style:style style:name="P8" style:family="paragraph">
      <loext:graphic-properties draw:fill="none" draw:fill-color="#ffffff" draw:opacity="0%"/>
      <style:text-properties fo:font-size="13pt" style:font-size-asian="13pt" style:font-size-complex="13pt"/>
    </style:style>
    <style:style style:name="P9" style:family="paragraph">
      <loext:graphic-properties draw:fill="none" draw:opacity="0%"/>
      <style:paragraph-properties fo:margin-top="0.42cm" fo:margin-bottom="0.35cm"/>
      <style:text-properties fo:font-size="13pt" style:font-size-asian="13pt" style:font-size-complex="13pt"/>
    </style:style>
    <style:style style:name="P10" style:family="paragraph">
      <loext:graphic-properties draw:fill-color="#ffffff" draw:opacity="0%"/>
      <style:paragraph-properties fo:text-align="start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21409a"/>
    </style:style>
    <style:style style:name="P14" style:family="paragraph">
      <loext:graphic-properties draw:fill="none" draw:fill-color="#ffffff"/>
      <style:text-properties fo:color="#00a65d"/>
    </style:style>
    <style:style style:name="P15" style:family="paragraph">
      <loext:graphic-properties draw:fill="none" draw:fill-color="#ffffff"/>
      <style:text-properties fo:color="#985006"/>
    </style:style>
    <style:style style:name="P16" style:family="paragraph">
      <loext:graphic-properties draw:fill="none" draw:fill-color="#ffffff"/>
      <style:text-properties fo:color="#a3238e"/>
    </style:style>
    <style:style style:name="P17" style:family="paragraph">
      <loext:graphic-properties draw:fill="none" draw:fill-color="#ffffff"/>
      <style:text-properties fo:color="#407927"/>
    </style:style>
    <style:style style:name="P18" style:family="paragraph">
      <style:paragraph-properties fo:text-align="center"/>
    </style:style>
    <style:style style:name="P19" style:family="paragraph">
      <style:text-properties fo:color="#00b6bd"/>
    </style:style>
    <style:style style:name="P20" style:family="paragraph">
      <loext:graphic-properties draw:fill="none" draw:fill-color="#ffffff"/>
      <style:text-properties fo:color="#00b6b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ef413d"/>
    </style:style>
    <style:style style:name="T3" style:family="text">
      <style:text-properties fo:color="#21409a"/>
    </style:style>
    <style:style style:name="T4" style:family="text">
      <style:text-properties fo:color="#00a65d"/>
    </style:style>
    <style:style style:name="T5" style:family="text">
      <style:text-properties fo:color="#985006"/>
    </style:style>
    <style:style style:name="T6" style:family="text">
      <style:text-properties fo:color="#a3238e"/>
    </style:style>
    <style:style style:name="T7" style:family="text">
      <style:text-properties fo:color="#40792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4" draw:id="id24" draw:layer="layout" svg:width="7.62cm" svg:height="6.858cm" svg:x="7.604cm" svg:y="5.934cm">
          <text:p text:style-name="P1">Exaudfclient.cc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23.749cm" svg:x="29.067cm" svg:y="5.68cm">
          <text:p text:style-name="P1">exaudflib.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5" draw:id="id25" draw:layer="layout" svg:width="7.874cm" svg:height="15.113cm" svg:x="7.45cm" svg:y="14.435cm">
          <text:p text:style-name="P1">exaudflib.cc </text:p>
          <text:p text:style-name="P1">(libexaudflib_complete.so)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4" xml:id="id10" draw:id="id10" draw:layer="layout" svg:width="7.239cm" svg:height="2.403cm" svg:x="7.831cm" svg:y="19.258cm">
            <text:p text:style-name="P1">Extern C Function Def.:</text:p>
            <draw:enhanced-geometry svg:viewBox="0 0 21600 21600" draw:type="rectangle" draw:enhanced-path="M 0 0 L 21600 0 21600 21600 0 21600 0 0 Z N"/>
          </draw:custom-shape>
          <draw:frame draw:style-name="gr5" draw:text-style-name="P5" xml:id="id15" draw:id="id15" draw:layer="layout" svg:width="4.185cm" svg:height="0.763cm" svg:x="7.964cm" svg:y="20.762cm">
            <draw:text-box>
              <text:p><text:span text:style-name="T1">exaudfclient_main</text:span></text:p>
            </draw:text-box>
          </draw:frame>
          <draw:frame draw:style-name="gr6" draw:text-style-name="P7" xml:id="id13" draw:id="id13" draw:layer="layout" svg:width="5.08cm" svg:height="0.763cm" svg:x="7.985cm" svg:y="20.1cm">
            <draw:text-box>
              <text:p text:style-name="P6"><text:span text:style-name="T1">set_SWIGVM_params</text:span></text:p>
            </draw:text-box>
          </draw:frame>
        </draw:g>
        <draw:g xml:id="id6" draw:id="id6">
          <draw:custom-shape draw:style-name="gr7" draw:text-style-name="P4" draw:layer="layout" svg:width="7.239cm" svg:height="3.319cm" svg:x="7.831cm" svg:y="21.906cm">
            <text:p text:style-name="P1">Extern C Function Def.: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5.785cm" svg:height="0.763cm" svg:x="7.964cm" svg:y="23.61cm">
            <draw:text-box>
              <text:p><text:span text:style-name="T1">create_SWIGTableIterator</text:span></text:p>
            </draw:text-box>
          </draw:frame>
          <draw:frame draw:style-name="gr9" draw:text-style-name="P9" draw:layer="layout" svg:width="6.45cm" svg:height="0.763cm" svg:x="7.985cm" svg:y="22.948cm">
            <draw:text-box>
              <text:p text:style-name="P6"><text:span text:style-name="T1">create_SWI</text:span><text:span text:style-name="T1">GMetaData</text:span></text:p>
            </draw:text-box>
          </draw:frame>
          <draw:frame draw:style-name="gr9" draw:text-style-name="P9" draw:layer="layout" svg:width="6.45cm" svg:height="0.763cm" svg:x="7.985cm" svg:y="24.3cm">
            <draw:text-box>
              <text:p text:style-name="P6"><text:span text:style-name="T1">create_SWI</text:span><text:span text:style-name="T1">GResultHan</text:span><text:span text:style-name="T1">dler</text:span></text:p>
            </draw:text-box>
          </draw:frame>
        </draw:g>
        <draw:g xml:id="id7" draw:id="id7">
          <draw:custom-shape draw:style-name="gr10" draw:text-style-name="P4" draw:layer="layout" svg:width="7.239cm" svg:height="3.313cm" svg:x="7.831cm" svg:y="25.56cm">
            <text:p text:style-name="P1">Exa Stub Classes Def.: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8" draw:layer="layout" svg:width="6.623cm" svg:height="0.763cm" svg:x="7.864cm" svg:y="27.164cm">
            <draw:text-box>
              <text:p><text:span text:style-name="T1">SWIGTableIterator_Impl</text:span></text:p>
            </draw:text-box>
          </draw:frame>
          <draw:frame draw:style-name="gr9" draw:text-style-name="P9" draw:layer="layout" svg:width="6.45cm" svg:height="0.763cm" svg:x="7.885cm" svg:y="26.402cm">
            <draw:text-box>
              <text:p text:style-name="P6"><text:span text:style-name="T1">SWIGMetaData_Impl</text:span></text:p>
            </draw:text-box>
          </draw:frame>
          <draw:frame draw:style-name="gr12" draw:text-style-name="P9" draw:layer="layout" svg:width="7.185cm" svg:height="1.275cm" svg:x="7.885cm" svg:y="27.954cm">
            <draw:text-box>
              <text:p text:style-name="P6"><text:span text:style-name="T1">SWIGResultHandler_Impl</text:span></text:p>
            </draw:text-box>
          </draw:frame>
        </draw:g>
        <draw:g xml:id="id5" draw:id="id5">
          <draw:custom-shape draw:style-name="gr13" draw:text-style-name="P10" draw:layer="layout" svg:width="7.239cm" svg:height="3.556cm" svg:x="29.321cm" svg:y="6.806cm">
            <text:p text:style-name="P1">Exa Classes Def.:</text:p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4.261cm" svg:height="0.763cm" svg:x="29.354cm" svg:y="8.51cm">
            <draw:text-box>
              <text:p><text:span text:style-name="T1">SWIGTableIterator</text:span></text:p>
            </draw:text-box>
          </draw:frame>
          <draw:frame draw:style-name="gr9" draw:text-style-name="P9" draw:layer="layout" svg:width="6.45cm" svg:height="0.763cm" svg:x="29.375cm" svg:y="7.748cm">
            <draw:text-box>
              <text:p text:style-name="P6"><text:span text:style-name="T1">SWIGMetaData</text:span></text:p>
            </draw:text-box>
          </draw:frame>
          <draw:frame draw:style-name="gr9" draw:text-style-name="P9" draw:layer="layout" svg:width="6.45cm" svg:height="0.763cm" svg:x="29.375cm" svg:y="9.3cm">
            <draw:text-box>
              <text:p text:style-name="P6"><text:span text:style-name="T1">SWIGResultHandler</text:span></text:p>
            </draw:text-box>
          </draw:frame>
        </draw:g>
        <draw:custom-shape draw:style-name="gr15" draw:text-style-name="P10" draw:layer="layout" svg:width="7.239cm" svg:height="3.937cm" svg:x="29.321cm" svg:y="15.319cm">
          <text:p text:style-name="P1">Metadata Structs Def.: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xml:id="id16" draw:id="id16" draw:layer="layout" svg:width="4.826cm" svg:height="0.763cm" svg:x="29.448cm" svg:y="16.234cm">
          <draw:text-box>
            <text:p><text:span text:style-name="T1">SWIGVM_params_t</text:span></text:p>
          </draw:text-box>
        </draw:frame>
        <draw:frame draw:style-name="gr11" draw:text-style-name="P8" draw:layer="layout" svg:width="6.623cm" svg:height="0.763cm" svg:x="29.45cm" svg:y="17.836cm">
          <draw:text-box>
            <text:p><text:span text:style-name="T1">SWIGVM_columntype_t</text:span></text:p>
          </draw:text-box>
        </draw:frame>
        <draw:frame draw:style-name="gr11" draw:text-style-name="P8" draw:layer="layout" svg:width="6.623cm" svg:height="0.763cm" svg:x="29.45cm" svg:y="17.036cm">
          <draw:text-box>
            <text:p><text:span text:style-name="T1">SWIGVMExceptionHandler</text:span></text:p>
          </draw:text-box>
        </draw:frame>
        <draw:g xml:id="id14" draw:id="id14">
          <draw:custom-shape draw:style-name="gr16" draw:text-style-name="P10" draw:layer="layout" svg:width="7.239cm" svg:height="4.209cm" svg:x="29.321cm" svg:y="19.519cm">
            <text:p text:style-name="P1">Metadata Enums Def.: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8" draw:layer="layout" svg:width="6.623cm" svg:height="0.763cm" svg:x="29.448cm" svg:y="20.434cm">
            <draw:text-box>
              <text:p><text:span text:style-name="T1">VMTYPE</text:span></text:p>
            </draw:text-box>
          </draw:frame>
          <draw:frame draw:style-name="gr11" draw:text-style-name="P8" draw:layer="layout" svg:width="6.623cm" svg:height="0.763cm" svg:x="29.45cm" svg:y="22.036cm">
            <draw:text-box>
              <text:p><text:span text:style-name="T1">SWIGVM_itertype_e</text:span></text:p>
            </draw:text-box>
          </draw:frame>
          <draw:frame draw:style-name="gr11" draw:text-style-name="P8" draw:layer="layout" svg:width="6.623cm" svg:height="0.763cm" svg:x="29.45cm" svg:y="21.236cm">
            <draw:text-box>
              <text:p><text:span text:style-name="T1">SWIGVM_datatype_e</text:span></text:p>
            </draw:text-box>
          </draw:frame>
          <draw:frame draw:style-name="gr11" draw:text-style-name="P8" draw:layer="layout" svg:width="6.623cm" svg:height="0.763cm" svg:x="29.451cm" svg:y="22.737cm">
            <draw:text-box>
              <text:p><text:span text:style-name="T1">single_call_function_id_e</text:span></text:p>
            </draw:text-box>
          </draw:frame>
        </draw:g>
        <draw:custom-shape draw:style-name="gr17" draw:text-style-name="P10" xml:id="id22" draw:id="id22" draw:layer="layout" svg:width="7.239cm" svg:height="4.462cm" svg:x="29.321cm" svg:y="10.616cm">
          <text:p text:style-name="P1">LangVM Classes Def.: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6.623cm" svg:height="0.763cm" svg:x="29.448cm" svg:y="11.631cm">
          <draw:text-box>
            <text:p><text:span text:style-name="T1">SWIGVM</text:span></text:p>
          </draw:text-box>
        </draw:frame>
        <draw:frame draw:style-name="gr11" draw:text-style-name="P8" draw:layer="layout" svg:width="3.047cm" svg:height="0.763cm" svg:x="29.449cm" svg:y="12.332cm">
          <draw:text-box>
            <text:p><text:span text:style-name="T1">PythonVM</text:span></text:p>
          </draw:text-box>
        </draw:frame>
        <draw:frame draw:style-name="gr11" draw:text-style-name="P8" draw:layer="layout" svg:width="6.623cm" svg:height="0.763cm" svg:x="29.45cm" svg:y="13.033cm">
          <draw:text-box>
            <text:p><text:span text:style-name="T1">JavaVMach</text:span></text:p>
          </draw:text-box>
        </draw:frame>
        <draw:frame draw:style-name="gr11" draw:text-style-name="P8" draw:layer="layout" svg:width="6.623cm" svg:height="0.763cm" svg:x="29.451cm" svg:y="13.734cm">
          <draw:text-box>
            <text:p><text:span text:style-name="T1">RVM</text:span></text:p>
          </draw:text-box>
        </draw:frame>
        <draw:custom-shape draw:style-name="gr18" draw:text-style-name="P4" xml:id="id3" draw:id="id3" draw:layer="layout" svg:width="7.239cm" svg:height="2.601cm" svg:x="29.321cm" svg:y="23.968cm">
          <text:p text:style-name="P1">Extern Variables Decl.:</text:p>
          <draw:enhanced-geometry svg:viewBox="0 0 21600 21600" draw:type="rectangle" draw:enhanced-path="M 0 0 L 21600 0 21600 21600 0 21600 0 0 Z N"/>
        </draw:custom-shape>
        <draw:frame draw:style-name="gr19" draw:text-style-name="P5" xml:id="id17" draw:id="id17" draw:layer="layout" svg:width="6.415cm" svg:height="0.763cm" svg:x="29.583cm" svg:y="24.983cm">
          <draw:text-box>
            <text:p><text:span text:style-name="T1">__thr</text:span><text:span text:style-name="T1">ead </text:span><text:span text:style-name="T1">SWIG</text:span><text:span text:style-name="T1">VM_p</text:span><text:span text:style-name="T1">arams</text:span></text:p>
          </draw:text-box>
        </draw:frame>
        <draw:frame draw:style-name="gr19" draw:text-style-name="P5" draw:layer="layout" svg:width="6.415cm" svg:height="0.763cm" svg:x="29.584cm" svg:y="25.684cm">
          <draw:text-box>
            <text:p><text:span text:style-name="T1">handle</text:span></text:p>
          </draw:text-box>
        </draw:frame>
        <draw:custom-shape draw:style-name="gr20" draw:text-style-name="P10" draw:layer="layout" svg:width="7.239cm" svg:height="2.667cm" svg:x="7.731cm" svg:y="6.95cm">
          <text:p text:style-name="P1">Functions Def.:</text:p>
          <draw:enhanced-geometry svg:viewBox="0 0 21600 21600" draw:type="rectangle" draw:enhanced-path="M 0 0 L 21600 0 21600 21600 0 21600 0 0 Z N"/>
        </draw:custom-shape>
        <draw:frame draw:style-name="gr21" draw:text-style-name="P5" xml:id="id9" draw:id="id9" draw:layer="layout" svg:width="1.493cm" svg:height="0.763cm" svg:x="7.964cm" svg:y="8.654cm">
          <draw:text-box>
            <text:p><text:span text:style-name="T1">main</text:span></text:p>
          </draw:text-box>
        </draw:frame>
        <draw:frame draw:style-name="gr6" draw:text-style-name="P7" xml:id="id2" draw:id="id2" draw:layer="layout" svg:width="3.502cm" svg:height="0.763cm" svg:x="7.985cm" svg:y="7.892cm">
          <draw:text-box>
            <text:p text:style-name="P6"><text:span text:style-name="T1">load_dynamic</text:span></text:p>
          </draw:text-box>
        </draw:frame>
        <draw:custom-shape draw:style-name="gr22" draw:text-style-name="P4" draw:layer="layout" svg:width="7.239cm" svg:height="1.971cm" svg:x="29.296cm" svg:y="26.969cm">
          <text:p text:style-name="P1">Function Decl.:</text:p>
          <draw:enhanced-geometry svg:viewBox="0 0 21600 21600" draw:type="rectangle" draw:enhanced-path="M 0 0 L 21600 0 21600 21600 0 21600 0 0 Z N"/>
        </draw:custom-shape>
        <draw:frame draw:style-name="gr11" draw:text-style-name="P8" xml:id="id1" draw:id="id1" draw:layer="layout" svg:width="3.727cm" svg:height="0.763cm" svg:x="29.658cm" svg:y="27.984cm">
          <draw:text-box>
            <text:p><text:span text:style-name="T1">load_dynamic</text:span></text:p>
          </draw:text-box>
        </draw:frame>
        <draw:custom-shape draw:style-name="gr23" draw:text-style-name="P4" xml:id="id4" draw:id="id4" draw:layer="layout" svg:width="7.239cm" svg:height="2.694cm" svg:x="7.731cm" svg:y="9.844cm">
          <text:p text:style-name="P1">Global Variables Def.: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5" xml:id="id12" draw:id="id12" draw:layer="layout" svg:width="6.75cm" svg:height="0.763cm" svg:x="8.093cm" svg:y="11.059cm">
          <draw:text-box>
            <text:p><text:span text:style-name="T1">__thread </text:span><text:span text:style-name="T1">SWIGVM</text:span><text:span text:style-name="T1">_params</text:span></text:p>
          </draw:text-box>
        </draw:frame>
        <draw:frame draw:style-name="gr19" draw:text-style-name="P5" xml:id="id8" draw:id="id8" draw:layer="layout" svg:width="6.415cm" svg:height="0.763cm" svg:x="8.094cm" svg:y="11.66cm">
          <draw:text-box>
            <text:p><text:span text:style-name="T1">ha</text:span><text:span text:style-name="T1">ndl</text:span><text:span text:style-name="T1">e</text:span></text:p>
          </draw:text-box>
        </draw:frame>
        <draw:connector draw:style-name="gr24" draw:text-style-name="P11" draw:layer="layout" svg:x1="29.658cm" svg:y1="28.365cm" svg:x2="11.487cm" svg:y2="8.273cm" draw:start-shape="id1" draw:start-glue-point="3" draw:end-shape="id2" draw:end-glue-point="1" svg:d="M29658 28365h-9085v-20092h-9086" svg:viewBox="0 0 18172 20093">
          <text:p/>
        </draw:connector>
        <draw:connector draw:style-name="gr24" draw:text-style-name="P11" draw:layer="layout" svg:x1="29.321cm" svg:y1="25.268cm" svg:x2="14.97cm" svg:y2="11.191cm" draw:start-shape="id3" draw:start-glue-point="3" draw:end-shape="id4" svg:d="M29321 25268h-7176v-14077h-7175" svg:viewBox="0 0 14352 14078">
          <text:p/>
        </draw:connector>
        <draw:connector draw:style-name="gr25" draw:text-style-name="P11" draw:layer="layout" draw:line-skew="-0.952cm" svg:x1="29.321cm" svg:y1="8.584cm" svg:x2="15.07cm" svg:y2="23.565cm" draw:start-shape="id5" draw:start-glue-point="3" draw:end-shape="id6" svg:d="M29321 8584h-8078v14981h-6173" svg:viewBox="0 0 14252 14982">
          <text:p/>
        </draw:connector>
        <draw:connector draw:style-name="gr26" draw:text-style-name="P11" draw:layer="layout" draw:line-skew="-0.996cm" svg:x1="7.831cm" svg:y1="23.565cm" svg:x2="7.831cm" svg:y2="27.394cm" draw:start-shape="id6" draw:start-glue-point="3" draw:end-shape="id7" svg:d="M7831 23565h-1524v3829h1524" svg:viewBox="0 0 1525 3830">
          <text:p/>
        </draw:connector>
        <draw:connector draw:style-name="gr27" draw:text-style-name="P11" draw:layer="layout" draw:line-skew="0.744cm" svg:x1="36.56cm" svg:y1="8.584cm" svg:x2="33.385cm" svg:y2="28.365cm" draw:start-shape="id5" draw:start-glue-point="1" draw:end-shape="id1" svg:d="M36560 8584h1270v19781h-4445" svg:viewBox="0 0 4446 19782">
          <text:p/>
        </draw:connector>
        <draw:connector draw:style-name="gr28" draw:text-style-name="P11" draw:layer="layout" draw:line-skew="-0.516cm" svg:x1="7.985cm" svg:y1="8.273cm" svg:x2="8.094cm" svg:y2="12.041cm" draw:start-shape="id2" draw:start-glue-point="3" draw:end-shape="id8" draw:end-glue-point="3" svg:d="M7985 8273h-1016v3768h1125" svg:viewBox="0 0 1126 3769">
          <text:p/>
        </draw:connector>
        <draw:connector draw:style-name="gr25" draw:text-style-name="P11" draw:layer="layout" draw:line-skew="-1.504cm" svg:x1="7.964cm" svg:y1="9.035cm" svg:x2="7.831cm" svg:y2="20.459cm" draw:start-shape="id9" draw:start-glue-point="3" draw:end-shape="id10" draw:end-glue-point="3" svg:d="M7964 9035h-2165v11424h2032" svg:viewBox="0 0 2166 11425">
          <text:p/>
        </draw:connector>
        <draw:connector draw:style-name="gr29" draw:text-style-name="P11" draw:layer="layout" draw:line-skew="-0.878cm" svg:x1="8.386cm" svg:y1="17.623cm" svg:x2="8.093cm" svg:y2="11.44cm" draw:start-shape="id11" draw:start-glue-point="3" draw:end-shape="id12" draw:end-glue-point="3" svg:d="M8386 17623h-1671v-6183h1378" svg:viewBox="0 0 1672 6184">
          <text:p/>
        </draw:connector>
        <draw:connector draw:style-name="gr30" draw:text-style-name="P11" draw:layer="layout" draw:line-skew="3.029cm" svg:x1="13.065cm" svg:y1="20.481cm" svg:x2="13.358cm" svg:y2="17.623cm" draw:start-shape="id13" draw:start-glue-point="1" draw:end-shape="id11" svg:d="M13065 20481h3822v-2858h-3529" svg:viewBox="0 0 3823 2859">
          <text:p/>
        </draw:connector>
        <draw:connector draw:style-name="gr26" draw:text-style-name="P11" draw:layer="layout" draw:line-skew="0.421cm" svg:x1="9.457cm" svg:y1="9.035cm" svg:x2="29.321cm" svg:y2="12.847cm" draw:start-shape="id9" draw:start-glue-point="1" svg:d="M9457 9035h10603v3812h9261" svg:viewBox="0 0 19865 3813">
          <text:p/>
        </draw:connector>
        <draw:line draw:style-name="gr31" draw:text-style-name="P11" draw:layer="layout" svg:x1="11.708cm" svg:y1="2.772cm" svg:x2="14.867cm" svg:y2="2.772cm">
          <text:p/>
        </draw:line>
        <draw:frame draw:style-name="gr32" draw:text-style-name="P12" draw:layer="layout" svg:width="2.581cm" svg:height="0.962cm" svg:x="15.147cm" svg:y="2.329cm">
          <draw:text-box>
            <text:p><text:span text:style-name="T2">creates</text:span></text:p>
          </draw:text-box>
        </draw:frame>
        <draw:line draw:style-name="gr33" draw:text-style-name="P11" draw:layer="layout" svg:x1="11.688cm" svg:y1="3.672cm" svg:x2="14.847cm" svg:y2="3.672cm">
          <text:p/>
        </draw:line>
        <draw:frame draw:style-name="gr34" draw:text-style-name="P13" draw:layer="layout" svg:width="2.475cm" svg:height="0.962cm" svg:x="15.127cm" svg:y="3.229cm">
          <draw:text-box>
            <text:p><text:span text:style-name="T3">links to</text:span></text:p>
          </draw:text-box>
        </draw:frame>
        <draw:line draw:style-name="gr35" draw:text-style-name="P11" draw:layer="layout" svg:x1="11.668cm" svg:y1="4.672cm" svg:x2="14.827cm" svg:y2="4.672cm">
          <text:p/>
        </draw:line>
        <draw:frame draw:style-name="gr36" draw:text-style-name="P14" draw:layer="layout" svg:width="5.798cm" svg:height="0.962cm" svg:x="15.007cm" svg:y="4.229cm">
          <draw:text-box>
            <text:p><text:span text:style-name="T4">load_dyna</text:span><text:span text:style-name="T4">mic+use</text:span></text:p>
          </draw:text-box>
        </draw:frame>
        <draw:line draw:style-name="gr37" draw:text-style-name="P11" draw:layer="layout" svg:x1="21.866cm" svg:y1="3.618cm" svg:x2="25.025cm" svg:y2="3.618cm">
          <text:p/>
        </draw:line>
        <draw:frame draw:style-name="gr38" draw:text-style-name="P15" draw:layer="layout" svg:width="2.898cm" svg:height="0.962cm" svg:x="25.305cm" svg:y="3.175cm">
          <draw:text-box>
            <text:p><text:span text:style-name="T5">points to</text:span></text:p>
          </draw:text-box>
        </draw:frame>
        <draw:line draw:style-name="gr39" draw:text-style-name="P11" draw:layer="layout" svg:x1="21.878cm" svg:y1="2.586cm" svg:x2="25.037cm" svg:y2="2.586cm">
          <text:p/>
        </draw:line>
        <draw:frame draw:style-name="gr40" draw:text-style-name="P16" draw:layer="layout" svg:width="3.038cm" svg:height="0.962cm" svg:x="25.317cm" svg:y="2.143cm">
          <draw:text-box>
            <text:p><text:span text:style-name="T6">set value</text:span></text:p>
          </draw:text-box>
        </draw:frame>
        <draw:connector draw:style-name="gr41" draw:text-style-name="P11" draw:layer="layout" draw:line-skew="-1.13cm" svg:x1="7.964cm" svg:y1="9.035cm" svg:x2="8.094cm" svg:y2="12.041cm" draw:start-shape="id9" draw:start-glue-point="3" draw:end-shape="id8" draw:end-glue-point="3" svg:d="M7964 9035h-1630v3006h1760" svg:viewBox="0 0 1761 3007">
          <text:p/>
        </draw:connector>
        <draw:connector draw:style-name="gr42" draw:text-style-name="P11" draw:layer="layout" draw:line-skew="-1.25cm" svg:x1="29.321cm" svg:y1="17.287cm" svg:x2="29.321cm" svg:y2="21.623cm" draw:end-shape="id14" draw:end-glue-point="3" svg:d="M29321 17287h-1778v4336h1778" svg:viewBox="0 0 1779 4337">
          <text:p/>
        </draw:connector>
        <draw:line draw:style-name="gr43" draw:text-style-name="P11" draw:layer="layout" svg:x1="11.708cm" svg:y1="1.862cm" svg:x2="14.867cm" svg:y2="1.862cm">
          <text:p/>
        </draw:line>
        <draw:frame draw:style-name="gr44" draw:text-style-name="P12" draw:layer="layout" svg:width="1.84cm" svg:height="0.962cm" svg:x="15.147cm" svg:y="1.419cm">
          <draw:text-box>
            <text:p>uses</text:p>
          </draw:text-box>
        </draw:frame>
        <draw:connector draw:style-name="gr28" draw:text-style-name="P11" draw:layer="layout" draw:line-skew="-3.238cm" svg:x1="29.321cm" svg:y1="8.584cm" svg:x2="15.07cm" svg:y2="27.394cm" draw:start-shape="id5" draw:start-glue-point="3" draw:end-shape="id7" draw:end-glue-point="1" svg:d="M29321 8584h-10364v18810h-3887" svg:viewBox="0 0 14252 18811">
          <text:p/>
        </draw:connector>
        <draw:connector draw:style-name="gr27" draw:text-style-name="P11" draw:layer="layout" draw:line-skew="2.935cm" svg:x1="12.149cm" svg:y1="21.143cm" svg:x2="29.321cm" svg:y2="12.847cm" draw:start-shape="id15" draw:start-glue-point="1" svg:d="M12149 21143h11771v-8296h5401" svg:viewBox="0 0 17173 8297">
          <text:p/>
        </draw:connector>
        <draw:line draw:style-name="gr45" draw:text-style-name="P11" draw:layer="layout" svg:x1="21.828cm" svg:y1="4.548cm" svg:x2="24.987cm" svg:y2="4.548cm">
          <text:p/>
        </draw:line>
        <draw:frame draw:style-name="gr46" draw:text-style-name="P17" draw:layer="layout" svg:width="3.601cm" svg:height="0.962cm" svg:x="25.267cm" svg:y="4.105cm">
          <draw:text-box>
            <text:p><text:span text:style-name="T7">type </text:span><text:span text:style-name="T7">usage</text:span></text:p>
          </draw:text-box>
        </draw:frame>
        <draw:connector draw:style-name="gr47" draw:text-style-name="P11" draw:layer="layout" draw:line-skew="0.951cm" svg:x1="34.274cm" svg:y1="16.615cm" svg:x2="35.998cm" svg:y2="25.364cm" draw:start-shape="id16" draw:start-glue-point="1" draw:end-shape="id17" svg:d="M34274 16615h3175v8749h-1451" svg:viewBox="0 0 3176 8750">
          <text:p/>
        </draw:connector>
        <draw:g xml:id="id18" draw:id="id18">
          <draw:frame draw:style-name="gr48" draw:text-style-name="P5" xml:id="id11" draw:id="id11" draw:layer="layout" svg:width="4.972cm" svg:height="0.763cm" svg:x="8.386cm" svg:y="17.242cm">
            <draw:text-box>
              <text:p><text:span text:style-name="T1">SWIGVM</text:span><text:span text:style-name="T1">_params</text:span><text:span text:style-name="T1">_ref</text:span></text:p>
            </draw:text-box>
          </draw:frame>
          <draw:custom-shape draw:style-name="gr49" draw:text-style-name="P4" draw:layer="layout" svg:width="7.239cm" svg:height="2.653cm" svg:x="7.858cm" svg:y="16.303cm">
            <text:p text:style-name="P1">Static Variables Def.:</text:p>
            <draw:enhanced-geometry svg:viewBox="0 0 21600 21600" draw:type="rectangle" draw:enhanced-path="M 0 0 L 21600 0 21600 21600 0 21600 0 0 Z N"/>
          </draw:custom-shape>
          <draw:frame draw:style-name="gr50" draw:text-style-name="P5" draw:layer="layout" svg:width="6.581cm" svg:height="0.905cm" svg:x="8.286cm" svg:y="17.942cm">
            <draw:text-box>
              <text:p><text:span text:style-name="T1">SWIGVME</text:span><text:span text:style-name="T1">xceptionH</text:span><text:span text:style-name="T1">andler</text:span></text:p>
            </draw:text-box>
          </draw:frame>
        </draw:g>
        <draw:connector draw:style-name="gr28" draw:text-style-name="P11" draw:layer="layout" draw:line-skew="-2.847cm" svg:x1="7.831cm" svg:y1="27.394cm" svg:x2="7.858cm" svg:y2="17.629cm" draw:start-shape="id7" draw:start-glue-point="3" draw:end-shape="id18" svg:d="M7831 27394h-3375v-9765h3402" svg:viewBox="0 0 3403 9766">
          <text:p/>
        </draw:connector>
        <draw:custom-shape draw:style-name="gr51" draw:text-style-name="P2" draw:layer="layout" svg:width="10.414cm" svg:height="1.143cm" svg:x="29.575cm" svg:y="2.143cm">
          <text:p text:style-name="P1">Main/Language Linker Namespace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10.414cm" svg:height="1.27cm" svg:x="29.575cm" svg:y="3.667cm">
          <text:p text:style-name="P1">Exaudflib Linker Namespace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7.874cm" svg:height="4.318cm" svg:x="39.735cm" svg:y="6.207cm">
          <text:p text:style-name="P1">[Lang]Contain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8" xml:id="id20" draw:id="id20" draw:layer="layout" svg:width="3.556cm" svg:height="0.889cm" svg:x="39.989cm" svg:y="8.366cm">
          <draw:text-box>
            <text:p><text:span text:style-name="T1">LangVMI</text:span><text:span text:style-name="T1">mpl</text:span></text:p>
          </draw:text-box>
        </draw:frame>
        <draw:frame draw:style-name="gr11" draw:text-style-name="P8" xml:id="id19" draw:id="id19" draw:layer="layout" svg:width="3.81cm" svg:height="0.763cm" svg:x="39.989cm" svg:y="7.477cm">
          <draw:text-box>
            <text:p><text:span text:style-name="T1">LangVM Def.</text:span></text:p>
          </draw:text-box>
        </draw:frame>
        <draw:connector draw:style-name="gr55" draw:text-style-name="P18" draw:layer="layout" draw:line-skew="-0.389cm" svg:x1="39.989cm" svg:y1="7.858cm" svg:x2="39.989cm" svg:y2="8.81cm" draw:start-shape="id19" draw:start-glue-point="3" draw:end-shape="id20" svg:d="M39989 7858h-889v952h889" svg:viewBox="0 0 890 953">
          <text:p/>
        </draw:connector>
        <draw:frame draw:style-name="gr56" draw:text-style-name="P8" xml:id="id21" draw:id="id21" draw:layer="layout" svg:width="5.21cm" svg:height="0.908cm" svg:x="39.986cm" svg:y="9.236cm">
          <draw:text-box>
            <text:p><text:span text:style-name="T1">static singleCallResult</text:span></text:p>
          </draw:text-box>
        </draw:frame>
        <draw:connector draw:style-name="gr57" draw:text-style-name="P18" draw:layer="layout" draw:line-skew="0.262cm" svg:x1="43.545cm" svg:y1="8.81cm" svg:x2="45.196cm" svg:y2="9.69cm" draw:start-shape="id20" draw:start-glue-point="1" draw:end-shape="id21" svg:d="M43545 8810h2413v880h-762" svg:viewBox="0 0 2414 881">
          <text:p/>
        </draw:connector>
        <draw:connector draw:style-name="gr24" draw:text-style-name="P11" draw:layer="layout" svg:x1="36.56cm" svg:y1="12.847cm" svg:x2="39.989cm" svg:y2="7.858cm" draw:start-shape="id22" draw:end-shape="id19" svg:d="M36560 12847h1728v-4989h1701" svg:viewBox="0 0 3430 4990">
          <text:p/>
        </draw:connector>
        <draw:custom-shape draw:style-name="gr58" draw:text-style-name="P2" xml:id="id23" draw:id="id23" draw:layer="layout" svg:width="9.017cm" svg:height="2.181cm" svg:x="39.762cm" svg:y="11.011cm">
          <text:p text:style-name="P1">exascript_[lang]_int.h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8" draw:layer="layout" svg:width="8.636cm" svg:height="0.89cm" svg:x="39.875cm" svg:y="12.022cm">
          <draw:text-box>
            <text:p><text:span text:style-name="T1">integrated_exascript_[lang]</text:span></text:p>
          </draw:text-box>
        </draw:frame>
        <draw:connector draw:style-name="gr28" draw:text-style-name="P11" draw:layer="layout" draw:line-skew="0.717cm" svg:x1="43.545cm" svg:y1="8.81cm" svg:x2="48.779cm" svg:y2="12.101cm" draw:start-shape="id20" draw:start-glue-point="1" draw:end-shape="id23" draw:end-glue-point="1" svg:d="M43545 8810h6477v3291h-1243" svg:viewBox="0 0 6478 3292">
          <text:p/>
        </draw:connector>
        <draw:connector draw:style-name="gr60" draw:text-style-name="P11" draw:layer="layout" draw:line-skew="0.422cm" svg:x1="39.762cm" svg:y1="12.852cm" svg:x2="36.56cm" svg:y2="8.584cm" draw:end-shape="id5" svg:d="M39762 12852h-916v-4268h-2286" svg:viewBox="0 0 3203 4269">
          <text:p/>
        </draw:connector>
        <draw:connector draw:style-name="gr61" draw:text-style-name="P11" draw:layer="layout" draw:type="line" svg:x1="11.414cm" svg:y1="12.792cm" svg:x2="11.387cm" svg:y2="14.435cm" draw:start-shape="id24" draw:start-glue-point="2" draw:end-shape="id25" draw:end-glue-point="0" svg:d="M11414 12792l-27 1643" svg:viewBox="0 0 28 1644">
          <text:p/>
        </draw:connector>
        <draw:line draw:style-name="gr62" draw:text-style-name="P11" draw:layer="layout" svg:x1="21.858cm" svg:y1="1.786cm" svg:x2="25.017cm" svg:y2="1.786cm">
          <text:p/>
        </draw:line>
        <draw:frame draw:style-name="gr40" draw:text-style-name="P20" draw:layer="layout" svg:width="3.038cm" svg:height="0.962cm" svg:x="25.297cm" svg:y="1.343cm">
          <draw:text-box>
            <text:p text:style-name="P19">dlmop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2:20:19.585613354</meta:creation-date>
    <dc:date>2019-02-25T18:19:19.295796445</dc:date>
    <meta:editing-duration>PT2H15M25S</meta:editing-duration>
    <meta:editing-cycles>27</meta:editing-cycles>
    <meta:generator>LibreOffice/6.0.7.3$Linux_X86_64 LibreOffice_project/00m0$Build-3</meta:generator>
    <meta:document-statistic meta:object-count="98"/>
  </office:meta>
</office:document-meta>
</file>